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EngineImpl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Impl.executeJSP( String url , HttpServletRequest servletRequest , HttpServletResponse servletResponse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